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3b53"/>
    </style:style>
    <style:style style:name="P2" style:family="paragraph" style:parent-style-name="Heading_20_1">
      <style:text-properties fo:language="en" fo:country="GB" officeooo:rsid="001f3b53" officeooo:paragraph-rsid="001f3b53"/>
    </style:style>
    <style:style style:name="P3" style:family="paragraph" style:parent-style-name="Text_20_body" style:list-style-name="L1">
      <style:text-properties fo:language="en" fo:country="GB" officeooo:rsid="001f3b53" officeooo:paragraph-rsid="001f3b53"/>
    </style:style>
    <style:style style:name="P4" style:family="paragraph" style:parent-style-name="Text_20_body" style:list-style-name="L1">
      <style:text-properties fo:color="#2a6099" loext:opacity="100%" fo:language="en" fo:country="GB" officeooo:rsid="00200af8" officeooo:paragraph-rsid="00200af8"/>
    </style:style>
    <style:style style:name="P5" style:family="paragraph" style:parent-style-name="Text_20_body" style:list-style-name="L1">
      <style:text-properties fo:color="#2a6099" loext:opacity="100%" fo:language="en" fo:country="GB" officeooo:rsid="00221408" officeooo:paragraph-rsid="00221408"/>
    </style:style>
    <style:style style:name="T1" style:family="text">
      <style:text-properties officeooo:rsid="00204e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Questionnaire</text:h>
      <text:list text:style-name="L1">
        <text:list-item>
          <text:p text:style-name="P3">Indicate the advantages of the use of dockers over virtual machines.</text:p>
          <text:p text:style-name="P4">They’re lightweight and portable so they’re easier to move around and execute without worrying about space</text:p>
        </text:list-item>
        <text:list-item>
          <text:p text:style-name="P3">Explain de difference between an image and a container.</text:p>
          <text:p text:style-name="P4">An image is the template a container uses to run. A<text:span text:style-name="T1">n</text:span> image cannot run commands whereas a container can</text:p>
        </text:list-item>
        <text:list-item>
          <text:p text:style-name="P3">Explain de difference between a registry and a repository.</text:p>
          <text:p text:style-name="P4">A registry is a storage of images/repositories like dockerhub and a repository is a storage of different versions of the same <text:span text:style-name="T3">image</text:span></text:p>
        </text:list-item>
        <text:list-item>
          <text:p text:style-name="P3">If we modify a container. Do these changes persist when we stop the container?</text:p>
          <text:p text:style-name="P5">Yes</text:p>
        </text:list-item>
        <text:list-item>
          <text:p text:style-name="P3">Write the command to list all the containers that exist in our system.</text:p>
          <text:p text:style-name="P4">docker ps -a</text:p>
        </text:list-item>
        <text:list-item>
          <text:p text:style-name="P3">Indicate the differences between docker run and docker exec.</text:p>
          <text:p text:style-name="P4">docker run creates a new container based off an image and docker exec uses an already existing container to execute commands in it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5T10:35:54.337672016</dc:date>
    <meta:editing-duration>PT28M42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56" meta:character-count="898" meta:non-whitespace-character-count="761"/>
  </office:meta>
</office:document-meta>
</file>